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5d5f9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#Object1|ole" text:style-name="Internet_20_link" text:visited-style-name="Visited_20_Internet_20_Link"><text:span text:style-name="T1">#Object1|ole</text:span></text:a></text:p>
      <text:p text:style-name="P1"/>
      <text:p text:style-name="Standard"><draw:frame draw:style-name="fr1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09:05:59.996000000</meta:creation-date>
    <dc:date>2019-09-19T09:07:39.685000000</dc:date>
    <meta:editing-duration>PT1M41S</meta:editing-duration>
    <meta:editing-cycles>1</meta:editing-cycles>
    <meta:document-statistic meta:table-count="0" meta:image-count="0" meta:object-count="1" meta:page-count="2" meta:paragraph-count="2" meta:word-count="1" meta:character-count="12" meta:non-whitespace-character-count="12"/>
    <meta:generator>LibreOfficeDev/6.4.0.0.alpha0$Windows_X86_64 LibreOffice_project/0d90da9ea0a23c9c4afac62025208559b1496a0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44cm" svg:y="3.714cm" style:legend-expansion="high" chart:style-name="ch2"/>
        <chart:plot-area chart:style-name="ch3" chart:data-source-has-labels="both" svg:x="0.319cm" svg:y="0.179cm" svg:width="13.106cm" svg:height="8.641cm">
          <chartooo:coordinate-region svg:x="0.958cm" svg:y="0.374cm" svg:width="12.467cm" svg:height="7.80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0d90da9ea0a23c9c4afac62025208559b1496a0e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